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andledEvent.was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andledEvent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HandledEvent.getDescri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HandledEvent.getProcessingTim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andledEvent.get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andled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andledEvent.RequestHandledEvent( Object source , @ Nullable String sessionId , @ Nullable String userName , long processingTimeMillis , @ Nullable Throwable failure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HandledEvent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andledEvent.getFailure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andledEvent.RequestHandledEvent( Object source , @ Nullable String sessionId , @ Nullable String userName , long processingTime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